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bb9a5" officeooo:paragraph-rsid="000bb9a5"/>
    </style:style>
    <style:style style:name="P2" style:family="paragraph" style:parent-style-name="Standard">
      <style:text-properties style:font-name="Arial1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1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1" officeooo:rsid="000f4b92" officeooo:paragraph-rsid="000f4b92"/>
    </style:style>
    <style:style style:name="P5" style:family="paragraph" style:parent-style-name="Standard">
      <style:text-properties officeooo:paragraph-rsid="000bb9a5"/>
    </style:style>
    <style:style style:name="P6" style:family="paragraph" style:parent-style-name="Standard">
      <style:text-properties style:font-name="Arial1" officeooo:rsid="000f4b92" officeooo:paragraph-rsid="000f4b92"/>
    </style:style>
    <style:style style:name="P7" style:family="paragraph" style:parent-style-name="Standard">
      <style:text-properties style:font-name="Arial1" officeooo:rsid="000f79c4" officeooo:paragraph-rsid="000f79c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1" fo:font-weight="bold" officeooo:rsid="000e941a" style:font-weight-asian="bold" style:font-weight-complex="bold"/>
    </style:style>
    <style:style style:name="T3" style:family="text">
      <style:text-properties style:font-name="Arial1" fo:font-weight="bold" officeooo:rsid="000bb9a5" style:font-weight-asian="bold" style:font-weight-complex="bold"/>
    </style:style>
    <style:style style:name="T4" style:family="text">
      <style:text-properties officeooo:rsid="000f79c4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officeooo:rsid="000f79c4"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S</text:span><text:span text:style-name="T2">weet and Sour Sauce</text:span></text:p>
      <text:p text:style-name="P2"/>
      <text:p text:style-name="P1"/>
      <text:p text:style-name="P1"><text:span text:style-name="T1">Amount</text:span><text:tab/><text:tab/><text:span text:style-name="T1">Ingredient</text:span></text:p>
      <text:p text:style-name="P1"/>
      <text:p text:style-name="P4">½ Cup<text:tab/><text:tab/><text:tab/>Ketchup</text:p>
      <text:p text:style-name="P4">½ Cup<text:tab/><text:tab/><text:tab/>Sugar</text:p>
      <text:p text:style-name="P4"><text:span text:style-name="T6">⅓</text:span> Cup<text:tab/><text:tab/><text:tab/>Pineapple Juice</text:p>
      <text:p text:style-name="P7"><text:span text:style-name="T5">⅓</text:span> Cup<text:tab/><text:tab/><text:tab/>White Vinegar</text:p>
      <text:p text:style-name="P4"><text:span text:style-name="T4">2 Tbsp + 2 tsp</text:span><text:tab/>Cider Vinegar</text:p>
      <text:p text:style-name="P4">1 tsp<text:tab/><text:tab/><text:tab/>Ponzu Sauce</text:p>
      <text:p text:style-name="P1"/>
      <text:p text:style-name="P3">Cooking Instructions:</text:p>
      <text:p text:style-name="P1"/>
      <text:p text:style-name="P4">Add ingredients into a bowl and whisk together.</text:p>
      <text:p text:style-name="P4"/>
      <text:p text:style-name="P4">Taste and adjust as required.</text:p>
      <text:p text:style-name="P4"/>
      <text:p text:style-name="P4">Transfer sauce to sauce pan</text:p>
      <text:p text:style-name="P4"/>
      <text:p text:style-name="P4">Boil 2 – 5 minutes until slightly thickened, stirring occastionally</text:p>
      <text:p text:style-name="P4"/>
      <text:p text:style-name="P4">Serve at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4:17:09.837000000</meta:creation-date>
    <meta:editing-duration>PT7M52S</meta:editing-duration>
    <meta:editing-cycles>4</meta:editing-cycles>
    <meta:generator>LibreOffice/6.1.4.2$Windows_X86_64 LibreOffice_project/9d0f32d1f0b509096fd65e0d4bec26ddd1938fd3</meta:generator>
    <dc:date>2019-10-18T14:50:58.290000000</dc:date>
    <meta:document-statistic meta:table-count="0" meta:image-count="0" meta:object-count="0" meta:page-count="1" meta:paragraph-count="14" meta:word-count="63" meta:character-count="363" meta:non-whitespace-character-count="302"/>
  </office:meta>
</office:document-meta>
</file>